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da90" officeooo:paragraph-rsid="0016da90"/>
    </style:style>
    <style:style style:name="P2" style:family="paragraph" style:parent-style-name="Standard">
      <style:paragraph-properties fo:text-align="start" style:justify-single-word="false"/>
      <style:text-properties officeooo:rsid="0019ba09" officeooo:paragraph-rsid="0019ba09"/>
    </style:style>
    <style:style style:name="P3" style:family="paragraph" style:parent-style-name="Standard">
      <style:paragraph-properties fo:text-align="start" style:justify-single-word="false"/>
      <style:text-properties officeooo:rsid="001b2cda" officeooo:paragraph-rsid="001b2cda"/>
    </style:style>
    <style:style style:name="P4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16da90" officeooo:paragraph-rsid="0016da90" style:font-size-asian="26pt" style:font-size-complex="26pt"/>
    </style:style>
    <style:style style:name="T1" style:family="text">
      <style:text-properties officeooo:rsid="001b2cda"/>
    </style:style>
    <style:style style:name="T2" style:family="text">
      <style:text-properties officeooo:rsid="001cdb28"/>
    </style:style>
    <style:style style:name="T3" style:family="text">
      <style:text-properties officeooo:rsid="001dabb7"/>
    </style:style>
    <style:style style:name="T4" style:family="text">
      <style:text-properties officeooo:rsid="001f5ba6"/>
    </style:style>
    <style:style style:name="T5" style:family="text">
      <style:text-properties officeooo:rsid="0020f301"/>
    </style:style>
    <style:style style:name="T6" style:family="text">
      <style:text-properties officeooo:rsid="00211354"/>
    </style:style>
    <style:style style:name="T7" style:family="text">
      <style:text-properties officeooo:rsid="00261c47"/>
    </style:style>
    <style:style style:name="T8" style:family="text">
      <style:text-properties officeooo:rsid="0026f106"/>
    </style:style>
    <style:style style:name="T9" style:family="text">
      <style:text-properties officeooo:rsid="0028b447"/>
    </style:style>
    <style:style style:name="T10" style:family="text">
      <style:text-properties officeooo:rsid="00298205"/>
    </style:style>
    <style:style style:name="T11" style:family="text">
      <style:text-properties officeooo:rsid="002bef74"/>
    </style:style>
    <style:style style:name="T12" style:family="text">
      <style:text-properties officeooo:rsid="002c7089"/>
    </style:style>
    <style:style style:name="T13" style:family="text">
      <style:text-properties officeooo:rsid="002e4e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ahier des charges</text:p>
      <text:p text:style-name="P1"/>
      <text:p text:style-name="P1"/>
      <text:p text:style-name="P1"/>
      <text:p text:style-name="P1"/>
      <text:h text:style-name="Heading_20_2" text:outline-level="2"><text:span text:style-name="T9">C</text:span>ontexte et d<text:span text:style-name="T2">é</text:span>f<text:span text:style-name="T2">inition</text:span> du probl<text:span text:style-name="T2">è</text:span>me : </text:h>
      <text:p text:style-name="P2"/>
      <text:p text:style-name="P2"><text:tab/><text:span text:style-name="T13">I</text:span>l faut ramener des personnes qui ne donnent pas de sang pour refaire des stock<text:span text:style-name="T13">s</text:span>. Le <text:tab/>problème est que le<text:span text:style-name="T13">s</text:span> gens veulent donner mais ne franchissent pas le pas.</text:p>
      <text:p text:style-name="P2"/>
      <text:h text:style-name="Heading_20_2" text:outline-level="2">Objectif : </text:h>
      <text:p text:style-name="P2"/>
      <text:p text:style-name="P2"><text:tab/>faire un site internet qui sensibilise sur le don du sang qui aidera les gens <text:span text:style-name="T6">à</text:span> franchir le pas du <text:tab/>don, <text:span text:style-name="T13">les f</text:span>idéliser un maximum <text:span text:style-name="T13">et</text:span> <text:span text:style-name="T13">a</text:span>ttir<text:span text:style-name="T13">er</text:span> <text:span text:style-name="T13">de nouvelles personnes</text:span> <text:span text:style-name="T4">à</text:span> alle<text:span text:style-name="T5">r</text:span> vers le don.</text:p>
      <text:p text:style-name="P2"/>
      <text:h text:style-name="Heading_20_2" text:outline-level="2">Périmètre du projet :</text:h>
      <text:p text:style-name="P2"/>
      <text:p text:style-name="P2"><text:tab/><text:span text:style-name="T7">France/</text:span><text:span text:style-name="T8">national</text:span></text:p>
      <text:p text:style-name="P2"><text:tab/><text:span text:style-name="T7">persona : </text:span><text:span text:style-name="T8">étudiant</text:span><text:span text:style-name="T13">s</text:span><text:span text:style-name="T8">, jeunes travailleurs, homme/femme, </text:span><text:span text:style-name="T11">18-25</text:span><text:span text:style-name="T8"> ans, </text:span><text:span text:style-name="T10">aime les défis, peur de <text:tab/>franchir le pas, pas le temps pour ça.</text:span></text:p>
      <text:p text:style-name="P2"/>
      <text:h text:style-name="Heading_20_2" text:outline-level="2">Description fonctionnelle des besoins :</text:h>
      <text:p text:style-name="P2"/>
      <text:p text:style-name="P2"><text:tab/>-un site internet</text:p>
      <text:p text:style-name="P2"><text:tab/>-un système de récompense</text:p>
      <text:p text:style-name="P2"><text:tab/>-une base de donnée<text:span text:style-name="T13">s</text:span> pour collecter les données utilisateurs</text:p>
      <text:p text:style-name="P2"><text:tab/>-sensibilis<text:span text:style-name="T13">er</text:span></text:p>
      <text:p text:style-name="P2"/>
      <text:h text:style-name="Heading_20_2" text:outline-level="2"><text:span text:style-name="T12">O</text:span>utils et technologie :</text:h>
      <text:p text:style-name="P2"/>
      <text:p text:style-name="P2"><text:tab/>HTML/CSS</text:p>
      <text:p text:style-name="P2"><text:tab/>PHP</text:p>
      <text:p text:style-name="P2"><text:tab/>XAMPP/SQL</text:p>
      <text:p text:style-name="P2"><text:tab/>GitHub</text:p>
      <text:p text:style-name="P2"><text:tab/><text:span text:style-name="T1">Post-it</text:span></text:p>
      <text:p text:style-name="P2"><text:tab/><text:span text:style-name="T1">Office</text:span></text:p>
      <text:p text:style-name="P2"><text:tab/><text:span text:style-name="T1">Discord</text:span></text:p>
      <text:p text:style-name="P2"/>
      <text:h text:style-name="Heading_20_2" text:outline-level="2"><text:span text:style-name="T12">D</text:span><text:span text:style-name="T3">é</text:span>lai :</text:h>
      <text:p text:style-name="P3"/>
      <text:p text:style-name="P3"><text:tab/>date butoir<text:span text:style-name="T13">e</text:span> pour rendre <text:span text:style-name="T13">le livrable</text:span> : jeudi 12</text:p>
      <text:p text:style-name="P3"><text:tab/>passage <text:span text:style-name="T13">à</text:span> oral : vendredi 1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9T11:27:25.896000000</meta:creation-date>
    <dc:date>2022-05-09T16:46:14.631000000</dc:date>
    <meta:editing-duration>PT2H50M15S</meta:editing-duration>
    <meta:editing-cycles>13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24" meta:word-count="151" meta:character-count="896" meta:non-whitespace-character-count="747"/>
  </office:meta>
</office:document-meta>
</file>